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{8’h00, I_rd_data} + (curr_pc + 1) – {7’h00, I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dr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dr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ontrol</text:p>
          </table:table-cell>
          <table:table-cell office:value-type="string" calcext:value-type="string">
            <text:p>control_ldr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-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3T23:44:52.644000000</dc:date>
    <meta:editing-duration>P5DT12H48M42S</meta:editing-duration>
    <meta:editing-cycles>490</meta:editing-cycles>
    <meta:generator>LibreOffice/7.1.2.2$Windows_X86_64 LibreOffice_project/8a45595d069ef5570103caea1b71cc9d82b2aae4</meta:generator>
    <meta:document-statistic meta:table-count="3" meta:cell-count="38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